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9-04_14-13-51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9-05_07-43-4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9-05_11-55-19_000.jpg</text:p>
          </table:table-cell>
          <table:table-cell table:style-name="ce26" office:value-type="string">
            <text:p>:m 1*5 RES / JVEMV6 64#335_robotics_nishikawa / 『概説　ロボット工学』 著者=西川正雄,校注=~ / p.131 / w=２足歩行ロボット；静歩行；ZMP,topic=~,publisher=~,other=~</text:p>
          </table:table-cell>
          <table:table-cell table:style-name="ce43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5 RES / JVEMV6 64#335_robotics_nishikawa / 『概説　ロボット工学』 著者=西川正雄,校注=~ / p.131 / w=２足歩行ロボット；静歩行；ZMP,topic=~,publisher=~,other=~">
            <text:p>:m 1*5 RES / JVEMV6 64#335_robotics_nishikawa / 『概説　ロボット工学』 著者=西川正雄,校注=~ / p.131 / w=２足歩行ロボット；静歩行；ZMP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 office:value-type="string">
            <text:p>2023-09-05_11-59-41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9-05_15-22-13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9-05_16-30-47_000.jpg</text:p>
          </table:table-cell>
          <table:table-cell table:style-name="ce26" office:value-type="string">
            <text:p>:m 温度 / location=部屋,for=暑い。何度だろうか,other=息。苦しさ。先程よりは、ましになった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温度 / location=部屋,for=暑い。何度だろうか,other=息。苦しさ。先程よりは、ましになった。">
            <text:p>:m 温度 / location=部屋,for=暑い。何度だろうか,other=息。苦しさ。先程よりは、ましになった。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9-04_21-22-3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9-05_13-11-2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7" office:value-type="string">
            <text:p>2023-09-04_14-10-28_000.jpg</text:p>
          </table:table-cell>
          <table:table-cell table:style-name="ce26" office:value-type="string">
            <text:p>:PHOTO 記録 / 文書：コレポン / #*# / about=補聴器。電池。手に入れに行く,with=マキチエ（補聴器扱い）,content=道順。聞いた。電話で。,other=~ / N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文書：コレポン / #*# / about=補聴器。電池。手に入れに行く,with=マキチエ（補聴器扱い）,content=道順。聞いた。電話で。,other=~ / N~">
            <text:p>:PHOTO 記録 / 文書：コレポン / #*# / about=補聴器。電池。手に入れに行く,with=マキチエ（補聴器扱い）,content=道順。聞いた。電話で。,other=~ / N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9-05_07-44-5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17" office:value-type="string">
            <text:p>2023-09-05_11-55-46_000.jpg</text:p>
          </table:table-cell>
          <table:table-cell table:style-name="ce26" office:value-type="string">
            <text:p>:m 2*5 RES / JVEMV6 64#335_robotics_nishikawa / 『概説　ロボット工学』 著者=西川正雄,校注=~ / p.131 / w=,topic=座標変換：平行＋回転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5 RES / JVEMV6 64#335_robotics_nishikawa / 『概説　ロボット工学』 著者=西川正雄,校注=~ / p.131 / w=,topic=座標変換：平行＋回転,publisher=~,other=~">
            <text:p>:m 2*5 RES / JVEMV6 64#335_robotics_nishikawa / 『概説　ロボット工学』 著者=西川正雄,校注=~ / p.131 / w=,topic=座標変換：平行＋回転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8" office:value-type="string">
            <text:p>2023-09-05_11-56-04_000.jpg</text:p>
          </table:table-cell>
          <table:table-cell table:style-name="ce26" office:value-type="string">
            <text:p>:m 3*5 RES / JVEMV6 64#335_robotics_nishikawa / 『概説　ロボット工学』 著者=西川正雄,校注=~ / p.131 / w=座標変換行列,topic=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3*5 RES / JVEMV6 64#335_robotics_nishikawa / 『概説　ロボット工学』 著者=西川正雄,校注=~ / p.131 / w=座標変換行列,topic=,publisher=~,other=~">
            <text:p>:m 3*5 RES / JVEMV6 64#335_robotics_nishikawa / 『概説　ロボット工学』 著者=西川正雄,校注=~ / p.131 / w=座標変換行列,topic=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9-05_11-56-26_000.jpg</text:p>
          </table:table-cell>
          <table:table-cell table:style-name="ce26" office:value-type="string">
            <text:p>:m 4*5 RES / JVEMV6 64#335_robotics_nishikawa / 『概説　ロボット工学』 著者=西川正雄,校注=~ / p.112 / w=,topic=,publisher=~,other=memo+:「例３．２」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4*5 RES / JVEMV6 64#335_robotics_nishikawa / 『概説　ロボット工学』 著者=西川正雄,校注=~ / p.112 / w=,topic=,publisher=~,other=memo+:「例３．２」">
            <text:p>:m 4*5 RES / JVEMV6 64#335_robotics_nishikawa / 『概説　ロボット工学』 著者=西川正雄,校注=~ / p.112 / w=,topic=,publisher=~,other=memo+:「例３．２」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9-05_11-56-45_000.jpg</text:p>
          </table:table-cell>
          <table:table-cell table:style-name="ce26" office:value-type="string">
            <text:p>:m 5*5 RES / JVEMV6 64#335_robotics_nishikawa / 『概説　ロボット工学』 著者=西川正雄,校注=~ / p.112 / w=,topic=,publisher=~,other=memo+:「例３．２」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5*5 RES / JVEMV6 64#335_robotics_nishikawa / 『概説　ロボット工学』 著者=西川正雄,校注=~ / p.112 / w=,topic=,publisher=~,other=memo+:「例３．２」">
            <text:p>:m 5*5 RES / JVEMV6 64#335_robotics_nishikawa / 『概説　ロボット工学』 著者=西川正雄,校注=~ / p.112 / w=,topic=,publisher=~,other=memo+:「例３．２」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2023/09/05</text:date>, <text:time>17:5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05T17:59:53.11</dc:date>
    <dc:creator>岩淵 謙</dc:creator>
    <meta:editing-duration>P58DT15H21M4S</meta:editing-duration>
    <meta:editing-cycles>19681</meta:editing-cycles>
    <meta:document-statistic meta:table-count="2" meta:cell-count="923" meta:object-count="0"/>
    <meta:user-defined meta:name="qrichtext">1</meta:user-defined>
  </office:meta>
</office:document-meta>
</file>